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aredmemspeedup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mage Filter Combination</text:p>
          </table:table-cell>
          <table:table-cell office:value-type="string" calcext:value-type="string">
            <text:p><text:s/>Sequential Time</text:p>
          </table:table-cell>
          <table:table-cell office:value-type="string" calcext:value-type="string">
            <text:p><text:s/>4 Threads Time</text:p>
          </table:table-cell>
          <table:table-cell office:value-type="string" calcext:value-type="string">
            <text:p><text:s/>8 Threads Time</text:p>
          </table:table-cell>
          <table:table-cell office:value-type="string" calcext:value-type="string">
            <text:p><text:s/>16 Threads Time</text:p>
          </table:table-cell>
          <table:table-cell office:value-type="string" calcext:value-type="string">
            <text:p><text:s/>32 Threads Time</text:p>
          </table:table-cell>
          <table:table-cell office:value-type="string" calcext:value-type="string">
            <text:p><text:s/>48 Threads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2048.tif / Gaussian-blur</text:p>
          </table:table-cell>
          <table:table-cell office:value-type="float" office:value="0.173879" calcext:value-type="float">
            <text:p>0.173879</text:p>
          </table:table-cell>
          <table:table-cell office:value-type="float" office:value="0.00504189" calcext:value-type="float">
            <text:p>0.00504189</text:p>
          </table:table-cell>
          <table:table-cell office:value-type="float" office:value="0.00507348" calcext:value-type="float">
            <text:p>0.00507348</text:p>
          </table:table-cell>
          <table:table-cell office:value-type="float" office:value="0.00502449" calcext:value-type="float">
            <text:p>0.00502449</text:p>
          </table:table-cell>
          <table:table-cell office:value-type="float" office:value="0.0052374" calcext:value-type="float">
            <text:p>0.0052374</text:p>
          </table:table-cell>
          <table:table-cell office:value-type="float" office:value="0.00984146" calcext:value-type="float">
            <text:p>0.00984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2048.tif / Identity-7</text:p>
          </table:table-cell>
          <table:table-cell office:value-type="float" office:value="0.882707" calcext:value-type="float">
            <text:p>0.882707</text:p>
          </table:table-cell>
          <table:table-cell office:value-type="float" office:value="0.0126944" calcext:value-type="float">
            <text:p>0.0126944</text:p>
          </table:table-cell>
          <table:table-cell office:value-type="float" office:value="0.0126745" calcext:value-type="float">
            <text:p>0.0126745</text:p>
          </table:table-cell>
          <table:table-cell office:value-type="float" office:value="0.0126707" calcext:value-type="float">
            <text:p>0.0126707</text:p>
          </table:table-cell>
          <table:table-cell office:value-type="float" office:value="0.00746812" calcext:value-type="float">
            <text:p>0.00746812</text:p>
          </table:table-cell>
          <table:table-cell office:value-type="float" office:value="0.00740291" calcext:value-type="float">
            <text:p>0.00740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8192.tif / Gaussian-blur</text:p>
          </table:table-cell>
          <table:table-cell office:value-type="float" office:value="3.28184" calcext:value-type="float">
            <text:p>3.28184</text:p>
          </table:table-cell>
          <table:table-cell office:value-type="float" office:value="0.0668672" calcext:value-type="float">
            <text:p>0.0668672</text:p>
          </table:table-cell>
          <table:table-cell office:value-type="float" office:value="0.0675614" calcext:value-type="float">
            <text:p>0.0675614</text:p>
          </table:table-cell>
          <table:table-cell office:value-type="float" office:value="0.0675278" calcext:value-type="float">
            <text:p>0.0675278</text:p>
          </table:table-cell>
          <table:table-cell office:value-type="float" office:value="0.066141" calcext:value-type="float">
            <text:p>0.066141</text:p>
          </table:table-cell>
          <table:table-cell office:value-type="float" office:value="0.0669162" calcext:value-type="float">
            <text:p>0.0669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8192.tif / Identity-7</text:p>
          </table:table-cell>
          <table:table-cell office:value-type="float" office:value="12.8466" calcext:value-type="float">
            <text:p>12.8466</text:p>
          </table:table-cell>
          <table:table-cell office:value-type="float" office:value="0.103622" calcext:value-type="float">
            <text:p>0.103622</text:p>
          </table:table-cell>
          <table:table-cell office:value-type="float" office:value="0.103898" calcext:value-type="float">
            <text:p>0.103898</text:p>
          </table:table-cell>
          <table:table-cell office:value-type="float" office:value="0.104001" calcext:value-type="float">
            <text:p>0.104001</text:p>
          </table:table-cell>
          <table:table-cell office:value-type="float" office:value="0.104099" calcext:value-type="float">
            <text:p>0.104099</text:p>
          </table:table-cell>
          <table:table-cell office:value-type="float" office:value="0.104204" calcext:value-type="float">
            <text:p>0.10420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eedup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age Filter Combination</text:p>
          </table:table-cell>
          <table:table-cell office:value-type="string" calcext:value-type="string">
            <text:p><text:s/>Sequential Time</text:p>
          </table:table-cell>
          <table:table-cell office:value-type="string" calcext:value-type="string">
            <text:p>4*4 Thread Block</text:p>
          </table:table-cell>
          <table:table-cell office:value-type="string" calcext:value-type="string">
            <text:p>8*8 Thread Block</text:p>
          </table:table-cell>
          <table:table-cell office:value-type="string" calcext:value-type="string">
            <text:p>16*16 Thread Block</text:p>
          </table:table-cell>
          <table:table-cell office:value-type="string" calcext:value-type="string">
            <text:p>32*32 Thread Block</text:p>
          </table:table-cell>
          <table:table-cell office:value-type="string" calcext:value-type="string">
            <text:p>48*48 Thread Block</text:p>
          </table:table-cell>
          <table:table-cell office:value-type="string" calcext:value-type="string">
            <text:p><text:s/>4 Threads Time</text:p>
          </table:table-cell>
          <table:table-cell office:value-type="string" calcext:value-type="string">
            <text:p><text:s/>8 Threads Time</text:p>
          </table:table-cell>
          <table:table-cell office:value-type="string" calcext:value-type="string">
            <text:p><text:s/>16 Threads Time</text:p>
          </table:table-cell>
          <table:table-cell office:value-type="string" calcext:value-type="string">
            <text:p><text:s/>32 Threads Time</text:p>
          </table:table-cell>
          <table:table-cell office:value-type="string" calcext:value-type="string">
            <text:p><text:s/>48 Threads Time</text:p>
          </table:table-cell>
        </table:table-row>
        <table:table-row table:style-name="ro1">
          <table:table-cell office:value-type="string" calcext:value-type="string">
            <text:p>earth-2048.tif / Gaussian-blur</text:p>
          </table:table-cell>
          <table:table-cell office:value-type="float" office:value="0.173879" calcext:value-type="float">
            <text:p>0.173879</text:p>
          </table:table-cell>
          <table:table-cell table:style-name="ce1" table:formula="of:=[.B10]/[.H10]" office:value-type="float" office:value="34.4868690114223" calcext:value-type="float">
            <text:p>34.49</text:p>
          </table:table-cell>
          <table:table-cell table:style-name="ce1" table:formula="of:=[.B10]/[.I10]" office:value-type="float" office:value="34.2721366793601" calcext:value-type="float">
            <text:p>34.27</text:p>
          </table:table-cell>
          <table:table-cell table:style-name="ce1" table:formula="of:=[.B10]/[.J10]" office:value-type="float" office:value="34.6062983506784" calcext:value-type="float">
            <text:p>34.61</text:p>
          </table:table-cell>
          <table:table-cell table:style-name="ce1" table:formula="of:=[.B10]/[.K10]" office:value-type="float" office:value="33.1994882957193" calcext:value-type="float">
            <text:p>33.20</text:p>
          </table:table-cell>
          <table:table-cell table:style-name="ce1" table:formula="of:=[.B10]/[.L10]" office:value-type="float" office:value="17.6680086084788" calcext:value-type="float">
            <text:p>17.67</text:p>
          </table:table-cell>
          <table:table-cell office:value-type="float" office:value="0.00504189" calcext:value-type="float">
            <text:p>0.00504189</text:p>
          </table:table-cell>
          <table:table-cell office:value-type="float" office:value="0.00507348" calcext:value-type="float">
            <text:p>0.00507348</text:p>
          </table:table-cell>
          <table:table-cell office:value-type="float" office:value="0.00502449" calcext:value-type="float">
            <text:p>0.00502449</text:p>
          </table:table-cell>
          <table:table-cell office:value-type="float" office:value="0.0052374" calcext:value-type="float">
            <text:p>0.0052374</text:p>
          </table:table-cell>
          <table:table-cell office:value-type="float" office:value="0.00984146" calcext:value-type="float">
            <text:p>0.00984146</text:p>
          </table:table-cell>
        </table:table-row>
        <table:table-row table:style-name="ro1">
          <table:table-cell office:value-type="string" calcext:value-type="string">
            <text:p>earth-2048.tif / Identity-7</text:p>
          </table:table-cell>
          <table:table-cell office:value-type="float" office:value="0.882707" calcext:value-type="float">
            <text:p>0.882707</text:p>
          </table:table-cell>
          <table:table-cell table:style-name="ce1" table:formula="of:=[.B11]/[.H11]" office:value-type="float" office:value="69.5351493571969" calcext:value-type="float">
            <text:p>69.54</text:p>
          </table:table-cell>
          <table:table-cell table:style-name="ce1" table:formula="of:=[.B11]/[.I11]" office:value-type="float" office:value="69.6443252199298" calcext:value-type="float">
            <text:p>69.64</text:p>
          </table:table-cell>
          <table:table-cell table:style-name="ce1" table:formula="of:=[.B11]/[.J11]" office:value-type="float" office:value="69.6652118667477" calcext:value-type="float">
            <text:p>69.67</text:p>
          </table:table-cell>
          <table:table-cell table:style-name="ce1" table:formula="of:=[.B11]/[.K11]" office:value-type="float" office:value="118.196681360235" calcext:value-type="float">
            <text:p>118.20</text:p>
          </table:table-cell>
          <table:table-cell table:style-name="ce1" table:formula="of:=[.B11]/[.L11]" office:value-type="float" office:value="119.237840254711" calcext:value-type="float">
            <text:p>119.24</text:p>
          </table:table-cell>
          <table:table-cell office:value-type="float" office:value="0.0126944" calcext:value-type="float">
            <text:p>0.0126944</text:p>
          </table:table-cell>
          <table:table-cell office:value-type="float" office:value="0.0126745" calcext:value-type="float">
            <text:p>0.0126745</text:p>
          </table:table-cell>
          <table:table-cell office:value-type="float" office:value="0.0126707" calcext:value-type="float">
            <text:p>0.0126707</text:p>
          </table:table-cell>
          <table:table-cell office:value-type="float" office:value="0.00746812" calcext:value-type="float">
            <text:p>0.00746812</text:p>
          </table:table-cell>
          <table:table-cell office:value-type="float" office:value="0.00740291" calcext:value-type="float">
            <text:p>0.00740291</text:p>
          </table:table-cell>
        </table:table-row>
        <table:table-row table:style-name="ro1">
          <table:table-cell office:value-type="string" calcext:value-type="string">
            <text:p>earth-8192.tif / Gaussian-blur</text:p>
          </table:table-cell>
          <table:table-cell office:value-type="float" office:value="3.28184" calcext:value-type="float">
            <text:p>3.28184</text:p>
          </table:table-cell>
          <table:table-cell table:style-name="ce1" table:formula="of:=[.B12]/[.H12]" office:value-type="float" office:value="49.0799674578867" calcext:value-type="float">
            <text:p>49.08</text:p>
          </table:table-cell>
          <table:table-cell table:style-name="ce1" table:formula="of:=[.B12]/[.I12]" office:value-type="float" office:value="48.5756659867913" calcext:value-type="float">
            <text:p>48.58</text:p>
          </table:table-cell>
          <table:table-cell table:style-name="ce1" table:formula="of:=[.B12]/[.J12]" office:value-type="float" office:value="48.5998359194287" calcext:value-type="float">
            <text:p>48.60</text:p>
          </table:table-cell>
          <table:table-cell table:style-name="ce1" table:formula="of:=[.B12]/[.K12]" office:value-type="float" office:value="49.6188445895889" calcext:value-type="float">
            <text:p>49.62</text:p>
          </table:table-cell>
          <table:table-cell table:style-name="ce1" table:formula="of:=[.B12]/[.L12]" office:value-type="float" office:value="49.0440282024383" calcext:value-type="float">
            <text:p>49.04</text:p>
          </table:table-cell>
          <table:table-cell office:value-type="float" office:value="0.0668672" calcext:value-type="float">
            <text:p>0.0668672</text:p>
          </table:table-cell>
          <table:table-cell office:value-type="float" office:value="0.0675614" calcext:value-type="float">
            <text:p>0.0675614</text:p>
          </table:table-cell>
          <table:table-cell office:value-type="float" office:value="0.0675278" calcext:value-type="float">
            <text:p>0.0675278</text:p>
          </table:table-cell>
          <table:table-cell office:value-type="float" office:value="0.066141" calcext:value-type="float">
            <text:p>0.066141</text:p>
          </table:table-cell>
          <table:table-cell office:value-type="float" office:value="0.0669162" calcext:value-type="float">
            <text:p>0.0669162</text:p>
          </table:table-cell>
        </table:table-row>
        <table:table-row table:style-name="ro1">
          <table:table-cell office:value-type="string" calcext:value-type="string">
            <text:p>earth-8192.tif / Identity-7</text:p>
          </table:table-cell>
          <table:table-cell office:value-type="float" office:value="12.8466" calcext:value-type="float">
            <text:p>12.8466</text:p>
          </table:table-cell>
          <table:table-cell table:style-name="ce1" table:formula="of:=[.B13]/[.H13]" office:value-type="float" office:value="123.975603636293" calcext:value-type="float">
            <text:p>123.98</text:p>
          </table:table-cell>
          <table:table-cell table:style-name="ce1" table:formula="of:=[.B13]/[.I13]" office:value-type="float" office:value="123.646268455601" calcext:value-type="float">
            <text:p>123.65</text:p>
          </table:table-cell>
          <table:table-cell table:style-name="ce1" table:formula="of:=[.B13]/[.J13]" office:value-type="float" office:value="123.523812271036" calcext:value-type="float">
            <text:p>123.52</text:p>
          </table:table-cell>
          <table:table-cell table:style-name="ce1" table:formula="of:=[.B13]/[.K13]" office:value-type="float" office:value="123.407525528583" calcext:value-type="float">
            <text:p>123.41</text:p>
          </table:table-cell>
          <table:table-cell table:style-name="ce1" table:formula="of:=[.B13]/[.L13]" office:value-type="float" office:value="123.283175309969" calcext:value-type="float">
            <text:p>123.28</text:p>
          </table:table-cell>
          <table:table-cell office:value-type="float" office:value="0.103622" calcext:value-type="float">
            <text:p>0.103622</text:p>
          </table:table-cell>
          <table:table-cell office:value-type="float" office:value="0.103898" calcext:value-type="float">
            <text:p>0.103898</text:p>
          </table:table-cell>
          <table:table-cell office:value-type="float" office:value="0.104001" calcext:value-type="float">
            <text:p>0.104001</text:p>
          </table:table-cell>
          <table:table-cell office:value-type="float" office:value="0.104099" calcext:value-type="float">
            <text:p>0.104099</text:p>
          </table:table-cell>
          <table:table-cell office:value-type="float" office:value="0.104204" calcext:value-type="float">
            <text:p>0.104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2:24:32.224257667</dc:date>
    <meta:editing-duration>PT11M42S</meta:editing-duration>
    <meta:editing-cycles>4</meta:editing-cycles>
    <meta:generator>LibreOffice/5.2.7.2$Linux_X86_64 LibreOffice_project/20m0$Build-2</meta:generator>
    <meta:document-statistic meta:table-count="1" meta:cell-count="96" meta:object-count="0"/>
  </office:meta>
</office:document-meta>
</file>